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Text_20_body">
      <style:paragraph-properties fo:line-height="115%"/>
    </style:style>
    <style:style style:name="P2" style:family="paragraph" style:parent-style-name="Text_20_body">
      <style:paragraph-properties fo:line-height="115%" fo:text-align="start" style:justify-single-word="false"/>
      <style:text-properties officeooo:paragraph-rsid="0012d387"/>
    </style:style>
    <style:style style:name="P3" style:family="paragraph" style:parent-style-name="Text_20_body">
      <style:paragraph-properties fo:line-height="115%" fo:text-align="center" style:justify-single-word="false"/>
      <style:text-properties fo:font-size="16pt" fo:font-style="italic" fo:font-weight="bold" officeooo:rsid="0012d387" officeooo:paragraph-rsid="0012d387" style:font-size-asian="16pt" style:font-style-asian="italic" style:font-weight-asian="bold" style:font-size-complex="16pt" style:font-style-complex="italic" style:font-weight-complex="bold"/>
    </style:style>
    <style:style style:name="P4" style:family="paragraph" style:parent-style-name="Text_20_body">
      <style:paragraph-properties fo:line-height="115%"/>
      <style:text-properties officeooo:paragraph-rsid="00178044"/>
    </style:style>
    <style:style style:name="P5" style:family="paragraph" style:parent-style-name="Text_20_body">
      <style:paragraph-properties fo:margin-top="0cm" fo:margin-bottom="0cm" style:contextual-spacing="false" fo:line-height="115%"/>
      <style:text-properties officeooo:paragraph-rsid="00178044"/>
    </style:style>
    <style:style style:name="P6" style:family="paragraph" style:parent-style-name="Text_20_body">
      <style:paragraph-properties fo:margin-top="0cm" fo:margin-bottom="0cm" style:contextual-spacing="false" fo:line-height="115%"/>
      <style:text-properties officeooo:rsid="0012d387" officeooo:paragraph-rsid="00178044"/>
    </style:style>
    <style:style style:name="T1" style:family="text">
      <style:text-properties officeooo:rsid="0012d3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Сюжет комікса «Дорога додому»</text:p>
      <text:p text:style-name="P2"><text:line-break/>Декілька років після падіння метеорита на місто Кіфі. Двоє друзів дитинства, Ігор і Данило, дізнаються з чуток, що військові нещодавно звільнили їхнє рідне селище від мутантів. Хлопці мріяли повернутися в рідні місця після того, як були змушені тікати через наслідки падіння метеорита на Кіфі.</text:p>
      <text:p text:style-name="P1">Вони звертаються до військових з проханням дозволити їм повернутися в селище. Однак командування<text:span text:style-name="T1">,</text:span> забороняє це через загрози нових проривів мутантів.</text:p>
      <text:p text:style-name="P4">Ігор переконує Данило все одно пробратися туди потайки. Друзі збирають необхідні речі і вирушають у подорож. Спочатку все йде гладко, але в міру наближення до селища починаються небезпеки – напади мутованих тварин, ознаки дії отруйного газу. Проте Ігор і Данило не здаються.</text:p>
      <text:p text:style-name="P4">Напередодні прибуття вони роблять привал. Біля вогнища Ігор несподівано починає говорити, що якщо хтось з них загине, інший має продовжувати радіти життю і не дорікати собі за цю рисковану подорож. Данило запевняє, що все буде добре.</text:p>
      <text:p text:style-name="P4">Вранці <text:span text:style-name="T1">вони висуваються у фінальний ривок до свого дому. На околицях міста вони помічають маленьу групу мутантів, і Ігор згадує, як вони в дитинстві були найкращими гравцями у квача в усьому районі, тому пропонує згадати ті дні та зігрити у квача з мутантами, і перемагає той хто першим добіжить до підїзду. Данило з посмішкою погоджується та вони стартують на рахунок три. Спочатку вони біжуть на рівних, але щоб оминути групу мутантів вони вибирають різні маршрути та Данило виривається вперед, від адреналіну він починає бігти просто вперед особливо не роздивляючись що відбувається навколо і просто біжить, втім він відчуває, що Ігор знаходиться за його спиною та трохи сміється від того, що перемагає друга якого ніколи не міг перемогти. В цей ча мутанти біжать за ними в слід. </text:span></text:p>
      <text:p text:style-name="P4">Данило першим добігає до рідного під'їзду, радісно очікуючи друга. Та Ігор не з’являється. З жахом Данило бачить як його схопив мутант. Данило<text:span text:style-name="T1"> <text:s/>кидається до друга, щоб врятувати його, але той кричить, щоб Данило тікав і виставляє великий палець вгору поки його за ногу відтягує за кут мутант, роблячи посилання на їх улюблений фільм Термінатор.</text:span></text:p>
      <text:p text:style-name="P5"><text:span text:style-name="T1">Після цього Данило</text:span> лишається наодинці у зруйнованому селищі. <text:span text:style-name="T1">Сльози накатуються на його очі і</text:span> <text:span text:style-name="T1">він просто падає на коліна з розумінням того, що цей шлях вів його в нікуди. Що він не виграв, він не дістався до старого рідного дому, оскільки він перестав бути рідним йому, коли в ньому немає ні вірного друга нікого.<text:line-break/></text:span></text:p>
      <text:p text:style-name="P6">Останнім кадром можна намалювати на цілу сторінку як Данило просто сидить на колінах з розгубленим виразом обличчя а навколо нього не той гарний дім, який вони пам’ятали та прагнули, а зруйнована панелька в якій нікого нем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7:03:47.442528844</meta:creation-date>
    <dc:date>2024-01-25T20:38:00.369185012</dc:date>
    <meta:editing-duration>PT1H29M54S</meta:editing-duration>
    <meta:editing-cycles>3</meta:editing-cycles>
    <meta:generator>LibreOffice/7.5.9.2$Linux_X86_64 LibreOffice_project/50$Build-2</meta:generator>
    <meta:document-statistic meta:table-count="0" meta:image-count="0" meta:object-count="0" meta:page-count="1" meta:paragraph-count="9" meta:word-count="415" meta:character-count="2644" meta:non-whitespace-character-count="2233"/>
  </office:meta>
</office:document-meta>
</file>